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master-page-name="">
      <style:paragraph-properties fo:keep-with-next="always"/>
    </style:style>
    <style:style style:name="P6" style:family="paragraph" style:parent-style-name="Standard" style:list-style-name="L3"/>
    <style:style style:name="P7" style:family="paragraph" style:parent-style-name="Text_20_body"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text:list-style style:name="L1">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5">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6">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7">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gemeine Hausrat-Versicherungsbedingungen (VHB 2000)</text:p>
      <text:p text:style-name="P2">Komprimierte Musterbedingungen des GDV</text:p>
      <text:p text:style-name="P2"/>
      <text:h text:style-name="Heading_20_1" text:outline-level="1">A. Umfang des Versicherungsschutzes</text:h>
      <text:h text:style-name="Heading_20_2" text:outline-level="2">§ 1 Versicherte und nicht versicherte Sachen</text:h>
      <text:p text:style-name="Standard">1. Versichert ist der gesamte Hausrat. Dazu gehören alle Sachen, die dem Haushalt des Versicherungsnehmers zur privaten Nutzung dienen.</text:p>
      <text:p text:style-name="Standard">Für Wertsachen (siehe § 28 Nr. 1) insgesamt ist die Entschädigung je Versicherungsfall (siehe § 3) auf _ Prozent der Versicherungssumme begrenzt (siehe § 28 Nr. 2). Zusätzlich ist die Entschädigung begrenzt für folgende Wertsachen außerhalb eines Wertschutzschrankes (siehe § 28 Nr. 3):</text:p>
      <text:list text:style-name="L1">
        <text:list-item>
          <text:p text:style-name="P3">Bargeld und auf Geldkarten geladene Beträge auf _ Prozent der Versicherungssumme (siehe § 12), höchstens den vereinbarten Betrag,</text:p>
        </text:list-item>
        <text:list-item>
          <text:p text:style-name="P3">Urkunden einschließlich Sparbücher und sonstige Wertpapiere auf _ Prozent der Versicherungssumme (siehe § 12), höchstens den vereinbarten Betrag,</text:p>
        </text:list-item>
        <text:list-item>
          <text:p text:style-name="P3">Schmucksachen, Edelsteine, Perlen, Briefmarken, Telefonkartensammlungen, Münzen und Medaillen sowie alle Sachen aus Gold oder Platin auf _ Prozent der Versicherungssumme (siehe § 12), höchstens den vereinbarten Betrag.</text:p>
        </text:list-item>
      </text:list>
      <text:p text:style-name="Standard">2. Versichert sind auch</text:p>
      <text:list text:style-name="L2">
        <text:list-item>
          <text:p text:style-name="P4">Anbaumöbel/-küchen, die serienmäßig produziert und nicht individuell für das Gebäude gefertigt, sondern lediglich mit einem gewissen Einbauaufwand an die Gebäudeverhältnisse angepasst worden sind,</text:p>
        </text:list-item>
        <text:list-item>
          <text:p text:style-name="P4">Krankenfahrstühle, Rasenmäher, Go-Karts und Spielfahrzeuge, soweit diese nicht versicherungspflichtig sind,</text:p>
        </text:list-item>
        <text:list-item>
          <text:p text:style-name="P4">Kanus, Ruder-, Falt- und Schlauchboote einschließlich ihrer Motoren sowie Surfgeräte, Fall-/ Gleitschirme und nicht motorisierte Flugdrachen,</text:p>
        </text:list-item>
        <text:list-item>
          <text:p text:style-name="P4">Arbeitsgeräte und Einrichtungsgegenstände – nicht aber Handelsware –, die dem Beruf oder dem Gewerbe des Versicherungsnehmers oder einer mit ihm in häuslicher Gemeinschaft lebenden Person dienen. § 9 Nr. 2 (Versicherungsort) bleibt unberührt,</text:p>
        </text:list-item>
        <text:list-item>
          <text:p text:style-name="P4">Kleintiere (z.B. Hunde, Katzen, Vögel).</text:p>
        </text:list-item>
      </text:list>
      <text:p text:style-name="Standard">3. Die in Nr. 1 und 2 genannten Sachen und Kleintiere (siehe Nr. 2 e)) sind auch versichert, soweit sie fremdes Eigentum sind.</text:p>
      <text:p text:style-name="Standard">4. Versichert sind ferner</text:p>
      <text:p text:style-name="Standard">a) privat genutzte Antennenanlagen und Markisen,</text:p>
      <text:p text:style-name="Standard">b) in das Gebäude eingefügte Sachen, die der Versicherungsnehmer als Mieter oder Wohnungseigentümer auf seine Kosten beschafft oder übernommen hat und für die er nach Vereinbarungmit dem Vermieter bzw. der Wohnungseigentümergemeinschaft das Risiko trägt (Gefahrtragung).</text:p>
      <text:p text:style-name="Standard">5. Sofern die ursprünglich vom Gebäudeeigentümer eingebrachten oder in dessen Eigentum übergegangenen Sachen durch den Mieter ersetzt werden – auch höher- oder geringerwertigere –, sind diese Sachen im Rahmen dieses Vertrages nicht versichert. Das gleiche gilt für vom Wohnungseigentümer ersetzte Sachen.</text:p>
      <text:p text:style-name="P5">6. Nicht versichert sind</text:p>
      <text:list text:style-name="L3">
        <text:list-item>
          <text:p text:style-name="P6">Gebäudebestandteile, es sei denn, sie sind in Nr. 4 genannt,</text:p>
        </text:list-item>
        <text:list-item>
          <text:p text:style-name="P6">Kraftfahrzeuge aller Art, es sei denn, sie sind in Nr. 2 b) genannt, und Anhänger sowie Teile und</text:p>
        </text:list-item>
        <text:list-item>
          <text:p text:style-name="P6">Zubehör von Kraftfahrzeugen und Anhängern,</text:p>
        </text:list-item>
        <text:list-item>
          <text:p text:style-name="P6">Luft- und Wasserfahrzeuge, es sei denn, sie sind in Nr. 2 c) genannt, einschließlich nicht eingebauter Teile,</text:p>
        </text:list-item>
        <text:list-item>
          <text:p text:style-name="P6">Hausrat von Mietern und Untermietern in der Wohnung des Versicherungsnehmers (siehe § 9 Nr. 2), es sei denn, dieser wurde ihnen vom Versicherungsnehmer überlassen,</text:p>
        </text:list-item>
        <text:list-item>
          <text:p text:style-name="P6">Sachen, die durch einen Versicherungsvertrag für Schmucksachen und Pelze im Privatbesitz versichert sind.</text:p>
        </text:list-item>
      </text:list>
      <text:p text:style-name="Text_20_body"/>
      <text:h text:style-name="Heading_20_2" text:outline-level="2">§ 2 Versicherte Kosten und nicht versicherte Aufwendungen</text:h>
      <text:p text:style-name="Text_20_body">1. Versichert sind die infolge eines Versicherungsfalles (siehe § 3) notwendigen</text:p>
      <text:list text:style-name="L4">
        <text:list-item>
          <text:p text:style-name="P7">Aufräumungskosten</text:p>
        </text:list-item>
        <text:list-item>
          <text:p text:style-name="P7">Bewegungs- und Schutzkosten</text:p>
        </text:list-item>
        <text:list-item>
          <text:p text:style-name="P7">Hotelkosten<text:line-break/>max _ Tage, Entschädigung pro Tag max _ Promille der Versicherungssumme</text:p>
        </text:list-item>
        <text:list-item>
          <text:p text:style-name="P7">Transport- und Lagerkosten</text:p>
        </text:list-item>
        <text:list-item>
          <text:p text:style-name="P7">Schlossänderungekosten</text:p>
        </text:list-item>
        <text:list-item>
          <text:p text:style-name="P7">Bewachungskosten</text:p>
        </text:list-item>
        <text:list-item>
          <text:p text:style-name="P7">Kosten für provisiorische Maßnahmen (zum Schutz versicherer Sachen)</text:p>
        </text:list-item>
        <text:list-item>
          <text:p text:style-name="P7">Reparaturkosten für Gebäudeschäden</text:p>
        </text:list-item>
        <text:list-item>
          <text:p text:style-name="P7">Reparaturkosten für gemietete Wohnungen</text:p>
        </text:list-item>
      </text:list>
      <text:p text:style-name="Text_20_body">2. Die nach Nr. 1 versicherten Kosten werden je Versicherungsfall (siehe § 3) zusammen mit der Entschädigung für versicherte Sachen (siehe § 1) bis zu _ Prozent auch über die Versicherungssumme (siehe §12 in Verbindung mit § 27 Nr. 4) hinaus ersetzt.</text:p>
      <text:p text:style-name="Text_20_body">3. Schadenabwendungs- und Schadenminderungskosten</text:p>
      <text:p text:style-name="Standard">4. Nicht versichert sind Aufwendungen für Leistungen der Feuerwehr oder anderer Institutionen, die im öffentlichen Interesse zur Hilfeleistung verpflichtet sind, wenn diese Leistungen im öffentlichen Interesse erbracht werden.</text:p>
      <text:h text:style-name="Heading_20_2" text:outline-level="2">§ 3 Versicherte Gefahren und Schäden, Versicherungsfall</text:h>
      <text:p text:style-name="Standard">1. Entschädigt werden versicherte Sachen (siehe § 1), die durch</text:p>
      <text:list text:style-name="L5">
        <text:list-item>
          <text:p text:style-name="P8">Brand, Blitzschlag, Explosion, Implosion, Aufprall eines Luftfahrzeuges, seiner Teile oder seiner Ladung (siehe § 4),</text:p>
        </text:list-item>
        <text:list-item>
          <text:p text:style-name="P8">Einbruchdiebstahl, Beraubung oder den Versuch einer solchen Tat (siehe § 5),</text:p>
        </text:list-item>
        <text:list-item>
          <text:p text:style-name="P8">Vandalismus (siehe § 6),</text:p>
        </text:list-item>
        <text:list-item>
          <text:p text:style-name="P8">Leitungswasser (siehe § 7),</text:p>
        </text:list-item>
        <text:list-item>
          <text:p text:style-name="P8">Sturm/Hagel (siehe § 8) </text:p>
        </text:list-item>
      </text:list>
      <text:p text:style-name="Standard">zerstört oder beschädigt werden oder infolgedessen abhanden kommen (Versicherungsfall).</text:p>
      <text:p text:style-name="Standard">Nicht versichert sind ohne Rücksicht auf mitwirkende Ursachen Schäden, die durch Kriegsereignisse jeder Art, Innere Unruhen, Erdbeben oder Kernenergie entstehen.</text:p>
      <text:h text:style-name="Heading_20_2" text:outline-level="2">§ 4 Brand, Blitzschlag, Explosion, Implosion</text:h>
      <text:p text:style-name="Text_20_body">Enthält eine genaue Beschreibung dieser Ursachen.</text:p>
      <text:h text:style-name="Heading_20_2" text:outline-level="2">§ 5 Einbruchdiebstahl, Beraubung</text:h>
      <text:p text:style-name="Text_20_body">Enthält eine genaue Beschreibung dieser Ursachen.</text:p>
      <text:h text:style-name="Heading_20_2" text:outline-level="2">§ 6 Vandalismus</text:h>
      <text:p text:style-name="Text_20_body">Enthält eine genaue Beschreibung dieser Ursachen.</text:p>
      <text:h text:style-name="Heading_20_2" text:outline-level="2">§ 7 Leitungswasser</text:h>
      <text:p text:style-name="Text_20_body">Enthält eine genaue Beschreibung dieser Ursachen.</text:p>
      <text:h text:style-name="Heading_20_2" text:outline-level="2">§ 8 Sturm, Hagel</text:h>
      <text:p text:style-name="Text_20_body">Enthält eine genaue Beschreibung dieser Ursachen.</text:p>
      <text:h text:style-name="Heading_20_2" text:outline-level="2">§ 9 Versicherungsort</text:h>
      <text:p text:style-name="Standard">1. Versicherungsschutz besteht für versicherte Sachen (siehe § 1) innerhalb des Versicherungsortes.</text:p>
      <text:p text:style-name="Standard">Diese Beschränkung gilt nicht für versicherte Sachen (siehe § 1), die infolge eines eingetretenen oder unmittelbar bevorstehenden Versicherungsfalles aus dem Versicherungsort entfernt und in zeitlichem und örtlichem Zusammenhang mit diesem Vorgang zerstört oder beschädigt werden oder abhanden kommen.</text:p>
      <text:p text:style-name="Standard">2. Versicherungsort ist die im Versicherungsvertrag bezeichnete Wohnung des Versicherungsnehmers; zur Wohnung gehören auch Loggien, Balkone, an das Gebäude unmittelbar anschließende Terrassen sowie ausschließlich vom Versicherungsnehmer oder einer mit ihm in häuslicher Gemeinschaft lebenden Person zu privaten Zwecken genutzte Räume in Nebengebäuden – einschließlich Garagen – des Grundstücks, auf dem sich die versicherte Wohnung befindet. Dies gilt auch für Garagen in der Nähe des Versicherungsortes.</text:p>
      <text:p text:style-name="Standard">Nicht zur Wohnung gehören Räume, die ausschließlich beruflich oder gewerblich genutzt werden.</text:p>
      <text:p text:style-name="Standard">Für Sturm- und Hagelschäden (siehe § 8) besteht Versicherungsschutz nur innerhalb von Gebäuden. Nr. 3 bleibt unberührt.</text:p>
      <text:p text:style-name="Standard">3. Für Antennenanlagen sowie für Markisen (siehe § 1 Nr. 4 a) gilt als Versicherungsort das gesamte Grundstück, auf dem sich die versicherte Wohnung befindet.</text:p>
      <text:p text:style-name="Standard">4. Waschmaschinen, Wäschetrockner, Krankenfahrstühle, Fahrräder und Kinderwagen des Versicherungsnehmers sind auch in Räumen auf dem Grundstück, auf dem sich die versicherte Wohnung befindet, versichert, die der Versicherungsnehmer gemeinsam mit anderen Hausbewohnern nutzt.</text:p>
      <text:p text:style-name="Standard"/>
      <text:h text:style-name="Heading_20_2" text:outline-level="2">§ 10 Wohnungswechsel, Beitragsänderung</text:h>
      <text:p text:style-name="Text_20_body">Zieht der VN um, so gilt für eine Übergangszeit der Versicherungsschutz für alte und neue Wohnung. Der Beitrag wird ggf. mit Umzugsbeginn angepasst. Detaillierte Regelung auch für Zweitwohnungen und Auszug von Ehepartnern.</text:p>
      <text:h text:style-name="Heading_20_2" text:outline-level="2">§ 11 Außenversicherung</text:h>
      <text:p text:style-name="Text_20_body">Versicherte Sachen, die Eigentum des VN [...] sind, sind weltweit auch versichert, solange sie sich vorübergehend außerhalb der Wohnung befinden. </text:p>
      <text:p text:style-name="Text_20_body">[Hier weitere Detaillierung für Sturm-/Hagelschäden, Einbruchdiebstahl Beraubung]</text:p>
      <text:p text:style-name="Text_20_body">Die Entschädigung im Rahmen der Außenversicherung ist insgesamt auf _ Prozent der Versicherungssumme begrenzt. Für Wertsachen gelten zusätzlich die Entschädigungsgrenzen nach § 28 Nr. 3.</text:p>
      <text:h text:style-name="Heading_20_2" text:outline-level="2">§ 12 Versicherungssumme, Versicherungswert</text:h>
      <text:p text:style-name="Text_20_body">Versicherungssumme soll Versicherungswert entsprechen. Versicherungswert=Neuwert. Regelung für Kunstgegenstände und Antiquitäten. Verweis auf Entschädigungsgrenzen.</text:p>
      <text:p text:style-name="Text_20_body"/>
      <text:h text:style-name="Heading_20_2" text:outline-level="2">§ 13 Anpassung der Versicherungssumme, Unter­versicherungsverzicht</text:h>
      <text:p text:style-name="Standard">Details zur Anpassung der Versicherungssumme und dem Unterversicherungsverzicht. </text:p>
      <text:p text:style-name="Standard">[Wg. Versicherung nach Neuwert muss die Versicherungsumme gemäss der Inflation angepasst werden].</text:p>
      <text:h text:style-name="Heading_20_1" text:outline-level="1">B. Beitrag, Versicherungsbeginn und Laufzeit des Vertrages</text:h>
      <text:p text:style-name="Standard">// TODO</text:p>
      <text:h text:style-name="Heading_20_1" text:outline-level="1">C. Besonder Anzeigepflichten und Obliegenheiten des VN</text:h>
      <text:p text:style-name="Standard">// TODO</text:p>
      <text:h text:style-name="Heading_20_1" text:outline-level="1">D. Entschädigung</text:h>
      <text:h text:style-name="Heading_20_2" text:outline-level="2">§ 27 Entschädigungsberechnung und Entschädigungsgrenzen, Unterversicherung</text:h>
      <text:p text:style-name="Standard">1. Ersetzt werden im Versicherungsfall bei</text:p>
      <text:list text:style-name="L6">
        <text:list-item>
          <text:p text:style-name="P9">zerstörten oder abhanden gekommenen Sachen der Versicherungswert (siehe § 12) bei Eintritt des Versicherungsfalles (siehe § 3),</text:p>
        </text:list-item>
        <text:list-item>
          <text:p text:style-name="P9">beschädigten Sachen die notwendigen Reparaturkosten bei Eintritt des Versicherungsfalles zuzüglich einer durch die Reparatur nicht auszugleichenden Wertminderung, höchstens jedoch der Versicherungswert (siehe § 12) bei Eintritt des Versicherungsfalles (siehe § 3).</text:p>
        </text:list-item>
      </text:list>
      <text:p text:style-name="Standard">Wird durch den Schaden die Gebrauchsfähigkeit einer Sache nicht beeinträchtigt und ist dem Versicherungsnehmer die Nutzung ohne Reparatur zumutbar (sogen. Schönheitsschaden), so ist die Beeinträchtigung durch Zahlung des Betrages auszugleichen, der dem Minderwert entspricht.</text:p>
      <text:p text:style-name="Standard">2. Restwerte werden in den Fällen von Nr. 1 angerechnet.</text:p>
      <text:p text:style-name="Standard">3. Die Mehrwertsteuer wird nicht ersetzt, wenn der Versicherungsnehmer vorsteuerabzugsberechtigt ist; das gleiche gilt, wenn der Versicherungsnehmer Mehrwertsteuer tatsächlich nicht gezahlt hat.</text:p>
      <text:p text:style-name="Standard">4. Die Entschädigung für versicherte Sachen ist je Versicherungsfall (siehe § 3) auf die vereinbarte Versicherungssumme (siehe § 12) begrenzt. Versicherte Kosten (siehe § 2) werden bis zu _ Prozent auch über die Versicherungssumme (siehe § 12) hinaus ersetzt.</text:p>
      <text:p text:style-name="Standard">5. Ist die Versicherungssumme im Zeitpunkt des Versicherungsfalls (siehe § 3) niedriger als der Versicherungswert (siehe § 12) der versicherten Sachen (Unterversicherung) und ist kein Unterversicherungsverzicht vereinbart, wird die Entschädigung gemäß Nr. 1 in dem Verhältnis von Versicherungssumme zum Versicherungswert nach folgender Berechnungsformel gekürzt: Entschädigung = Schadenbetrag multipliziert mit der Versicherungssumme dividiert durch den Versicherungswert.</text:p>
      <text:p text:style-name="Standard">6. Für die Entschädigungsberechnung versicherter Kosten (siehe § 2) gilt Nr. 5 entsprechend.</text:p>
      <text:h text:style-name="Heading_20_2" text:outline-level="2">§ 28 Entschädigungsgrenzen für Wertsachen und Bargeld</text:h>
      <text:p text:style-name="Standard">1. Wertsachen sind</text:p>
      <text:list text:style-name="L7">
        <text:list-item>
          <text:p text:style-name="P10">Bargeld und auf Geldkarten geladene Beträge (z.B. Chipkarte),</text:p>
        </text:list-item>
        <text:list-item>
          <text:p text:style-name="P10">Urkunden einschließlich Sparbücher und sonstige Wertpapiere,</text:p>
        </text:list-item>
        <text:list-item>
          <text:p text:style-name="P10">Schmucksachen, Edelsteine, Perlen, Briefmarken, Telefonkartensammlungen, Münzen und Medaillen sowie alle Sachen aus Gold oder Platin,</text:p>
        </text:list-item>
        <text:list-item>
          <text:p text:style-name="P10">Pelze, handgeknüpfte Teppiche und Gobelins, Kunstgegenstände (z.B. Gemälde, Collagen, Zeichnungen, Graphiken und Plastiken) sowie nicht in c) genannte Sachen aus Silber,</text:p>
        </text:list-item>
        <text:list-item>
          <text:p text:style-name="P10">sonstige Sachen, die über 100 Jahre alt sind (Antiquitäten), jedoch mit Ausnahme von Möbelstücken.</text:p>
        </text:list-item>
        <text:list-item>
          <text:p text:style-name="P10"/>
        </text:list-item>
      </text:list>
      <text:h text:style-name="Heading_20_1" text:outline-level="1">§ 29 Zahlung und Verzinsung der Entschädigung</text:h>
      <text:p text:style-name="Standard">[Details zu Zahlungsfristen und Verzinsung.]</text:p>
      <text:h text:style-name="Heading_20_2" text:outline-level="2">§ 30 Wieder herbeigeschaffte versicherte Sachen</text:h>
      <text:p text:style-name="Text_20_body">[Details zu wieder herbeigeschafften versicherten Sachen]</text:p>
      <text:h text:style-name="Heading_20_2" text:outline-level="2">§ 31 Wegfall der Entschägigungspflicht aus besonderen Gründen</text:h>
      <text:p text:style-name="Text_20_body">Regelgung für den Wegfall der Entschädigungspflicht z. B. bei Täuschung, Vorsatz oder grober Fahrlässigkeit.</text:p>
      <text:h text:style-name="Heading_20_1" text:outline-level="1">E. Sonstige Vertragsbedingungen</text:h>
      <text:p text:style-name="Text_20_body">// TODO</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2-02T15:25:06</meta:creation-date>
    <dc:creator>Jan Ortmann</dc:creator>
    <dc:date>2007-02-02T18:16:16</dc:date>
    <dc:language>de-DE</dc:language>
    <meta:editing-cycles>22</meta:editing-cycles>
    <meta:editing-duration>PT2H30M29S</meta:editing-duration>
    <meta:user-defined meta:name="Info 1"/>
    <meta:user-defined meta:name="Info 2"/>
    <meta:user-defined meta:name="Info 3"/>
    <meta:user-defined meta:name="Info 4"/>
    <meta:document-statistic meta:table-count="0" meta:image-count="0" meta:object-count="0" meta:page-count="6" meta:paragraph-count="109" meta:word-count="1347" meta:character-count="10904"/>
  </office:meta>
</office:document-meta>
</file>